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50643C7C08627DEC.png" manifest:media-type="image/png"/>
  <manifest:file-entry manifest:full-path="Pictures/100002010000064000000384C75EB9E99761E6AE.png" manifest:media-type="image/png"/>
  <manifest:file-entry manifest:full-path="Pictures/1000020100000640000003848B205996C01B32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as-char" svg:width="6.5in" svg:height="3.6528in" draw:z-index="0"><draw:image xlink:href="Pictures/1000020100000640000003848B205996C01B32E1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6.5in" svg:height="3.6528in" draw:z-index="0"><draw:image xlink:href="Pictures/100002010000064000000384C75EB9E99761E6AE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5in" svg:height="3.6528in" draw:z-index="0"><draw:image xlink:href="Pictures/10000201000006400000038450643C7C08627D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Name: Atharva Rajgurav</text:p>
        <text:p text:style-name="Standard">Roll no.: 4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5" meta:word-count="6" meta:character-count="34" meta:non-whitespace-character-count="30"/>
    <meta:generator>LibreOfficeDev/6.0.5.2$Linux_X86_64 LibreOffice_project/</meta:generator>
  </office:meta>
</office:document-meta>
</file>